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 svg:font-family="'Times New Roman'" style:font-family-generic="roman"/>
    <style:font-face style:name="Arial1" svg:font-family="Arial" style:font-family-generic="swiss"/>
    <style:font-face style:name="Consolas" svg:font-family="Consolas" style:font-family-generic="modern" style:font-pitch="fixed"/>
    <style:font-face style:name="Consolas1" svg:font-family="Consolas" style:font-adornments="Regular" style:font-family-generic="modern" style:font-pitch="fixed"/>
    <style:font-face style:name="Times New Roman1" svg:font-family="'Times New Roman'"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style:text-properties officeooo:rsid="001f7859" officeooo:paragraph-rsid="001f7859"/>
    </style:style>
    <style:style style:name="P2" style:family="paragraph" style:parent-style-name="Text_20_body">
      <style:text-properties officeooo:rsid="00257dc2" officeooo:paragraph-rsid="00257dc2"/>
    </style:style>
    <style:style style:name="P3" style:family="paragraph" style:parent-style-name="Text_20_body">
      <style:paragraph-properties fo:line-height="200%"/>
      <style:text-properties officeooo:rsid="0027b0f3" officeooo:paragraph-rsid="0027b0f3"/>
    </style:style>
    <style:style style:name="P4" style:family="paragraph" style:parent-style-name="Text_20_body">
      <style:text-properties officeooo:paragraph-rsid="0027b0f3"/>
    </style:style>
    <style:style style:name="P5" style:family="paragraph" style:parent-style-name="Text_20_body">
      <style:text-properties officeooo:paragraph-rsid="002cc1ee"/>
    </style:style>
    <style:style style:name="P6" style:family="paragraph" style:parent-style-name="Text_20_body">
      <style:text-properties officeooo:paragraph-rsid="002dd34a"/>
    </style:style>
    <style:style style:name="P7" style:family="paragraph" style:parent-style-name="Text_20_body">
      <style:text-properties officeooo:paragraph-rsid="002f179a"/>
    </style:style>
    <style:style style:name="P8" style:family="paragraph" style:parent-style-name="Text_20_body">
      <style:text-properties officeooo:rsid="00306d45" officeooo:paragraph-rsid="00306d45"/>
    </style:style>
    <style:style style:name="P9" style:family="paragraph" style:parent-style-name="Text_20_body">
      <style:text-properties officeooo:paragraph-rsid="0032553c"/>
    </style:style>
    <style:style style:name="P10" style:family="paragraph" style:parent-style-name="Text_20_body">
      <style:paragraph-properties fo:text-align="start" style:justify-single-word="false"/>
      <style:text-properties officeooo:paragraph-rsid="0032553c"/>
    </style:style>
    <style:style style:name="P11" style:family="paragraph" style:parent-style-name="Title">
      <style:paragraph-properties fo:line-height="200%"/>
      <style:text-properties officeooo:rsid="001f7859" officeooo:paragraph-rsid="001f7859"/>
    </style:style>
    <style:style style:name="P12" style:family="paragraph" style:parent-style-name="Heading_20_1">
      <style:text-properties officeooo:rsid="001f7859" officeooo:paragraph-rsid="001f7859"/>
    </style:style>
    <style:style style:name="P13" style:family="paragraph" style:parent-style-name="Heading_20_1">
      <style:text-properties officeooo:rsid="002287d8" officeooo:paragraph-rsid="002287d8"/>
    </style:style>
    <style:style style:name="P14" style:family="paragraph" style:parent-style-name="Heading_20_1">
      <style:text-properties officeooo:rsid="0027b0f3" officeooo:paragraph-rsid="0027b0f3"/>
    </style:style>
    <style:style style:name="P15" style:family="paragraph" style:parent-style-name="Heading_20_1">
      <style:text-properties officeooo:rsid="00298aa6" officeooo:paragraph-rsid="00298aa6"/>
    </style:style>
    <style:style style:name="P16" style:family="paragraph" style:parent-style-name="Heading_20_1">
      <style:text-properties officeooo:rsid="002b0f3f" officeooo:paragraph-rsid="002b0f3f"/>
    </style:style>
    <style:style style:name="P17" style:family="paragraph" style:parent-style-name="Heading_20_1">
      <style:text-properties officeooo:rsid="002cc1ee" officeooo:paragraph-rsid="002cc1ee"/>
    </style:style>
    <style:style style:name="P18" style:family="paragraph" style:parent-style-name="Heading_20_1">
      <style:text-properties officeooo:rsid="002dd34a" officeooo:paragraph-rsid="002dd34a"/>
    </style:style>
    <style:style style:name="P19" style:family="paragraph" style:parent-style-name="Heading_20_1">
      <style:text-properties officeooo:rsid="002f179a" officeooo:paragraph-rsid="002f179a"/>
    </style:style>
    <style:style style:name="P20" style:family="paragraph" style:parent-style-name="Heading_20_1">
      <style:text-properties officeooo:rsid="0032553c" officeooo:paragraph-rsid="0032553c"/>
    </style:style>
    <style:style style:name="P21" style:family="paragraph" style:parent-style-name="Text_20_body" style:list-style-name="L1">
      <style:text-properties officeooo:rsid="00236239" officeooo:paragraph-rsid="00236239"/>
    </style:style>
    <style:style style:name="P22" style:family="paragraph" style:parent-style-name="Text_20_body" style:list-style-name="L1">
      <style:text-properties style:font-name="Times New Roman1" officeooo:rsid="00236239" officeooo:paragraph-rsid="00236239"/>
    </style:style>
    <style:style style:name="P23" style:family="paragraph" style:parent-style-name="Text_20_body" style:list-style-name="L1">
      <style:text-properties style:font-name="Times New Roman1" officeooo:rsid="00277da2" officeooo:paragraph-rsid="00277da2"/>
    </style:style>
    <style:style style:name="P24" style:family="paragraph" style:parent-style-name="Text_20_body" style:list-style-name="L1">
      <style:text-properties style:font-name="Times New Roman1" officeooo:rsid="0027b0f3" officeooo:paragraph-rsid="0027b0f3"/>
    </style:style>
    <style:style style:name="P25" style:family="paragraph" style:parent-style-name="Text_20_body" style:list-style-name="L2">
      <style:text-properties officeooo:rsid="00298aa6" officeooo:paragraph-rsid="00298aa6"/>
    </style:style>
    <style:style style:name="P26" style:family="paragraph" style:parent-style-name="Text_20_body" style:list-style-name="L2">
      <style:text-properties officeooo:rsid="002af131" officeooo:paragraph-rsid="002af131"/>
    </style:style>
    <style:style style:name="P27" style:family="paragraph" style:parent-style-name="Text_20_body" style:list-style-name="L3">
      <style:text-properties officeooo:rsid="002b0f3f" officeooo:paragraph-rsid="002b0f3f"/>
    </style:style>
    <style:style style:name="T1" style:family="text">
      <style:text-properties officeooo:rsid="00236239"/>
    </style:style>
    <style:style style:name="T2" style:family="text">
      <style:text-properties style:font-name="Consolas"/>
    </style:style>
    <style:style style:name="T3" style:family="text">
      <style:text-properties style:font-name="Consolas" officeooo:rsid="002436a9"/>
    </style:style>
    <style:style style:name="T4" style:family="text">
      <style:text-properties style:font-name="Consolas" officeooo:rsid="00236239"/>
    </style:style>
    <style:style style:name="T5" style:family="text">
      <style:text-properties style:font-name="Consolas" officeooo:rsid="0027b0f3"/>
    </style:style>
    <style:style style:name="T6" style:family="text">
      <style:text-properties style:font-name="Consolas" officeooo:rsid="00298aa6"/>
    </style:style>
    <style:style style:name="T7" style:family="text">
      <style:text-properties style:font-name="Consolas" officeooo:rsid="002b0f3f"/>
    </style:style>
    <style:style style:name="T8" style:family="text">
      <style:text-properties style:font-name="Consolas" officeooo:rsid="002f179a"/>
    </style:style>
    <style:style style:name="T9" style:family="text">
      <style:text-properties style:font-name="Times New Roman1"/>
    </style:style>
    <style:style style:name="T10" style:family="text">
      <style:text-properties style:font-name="Times New Roman1" officeooo:rsid="00298aa6"/>
    </style:style>
    <style:style style:name="T11" style:family="text">
      <style:text-properties style:font-name="Times New Roman1" officeooo:rsid="002b0f3f"/>
    </style:style>
    <style:style style:name="T12" style:family="text">
      <style:text-properties style:font-name="Times New Roman1" officeooo:rsid="002f179a"/>
    </style:style>
    <style:style style:name="T13" style:family="text">
      <style:text-properties officeooo:rsid="002436a9"/>
    </style:style>
    <style:style style:name="T14" style:family="text">
      <style:text-properties officeooo:rsid="0027b0f3"/>
    </style:style>
    <style:style style:name="T15" style:family="text">
      <style:text-properties officeooo:rsid="002dd34a"/>
    </style:style>
    <style:style style:name="T16" style:family="text">
      <style:text-properties officeooo:rsid="002e44b1"/>
    </style:style>
    <style:style style:name="T17" style:family="text">
      <style:text-properties officeooo:rsid="002f179a"/>
    </style:style>
    <style:style style:name="T18" style:family="text">
      <style:text-properties officeooo:rsid="0032553c"/>
    </style:style>
    <style:style style:name="fr1" style:family="graphic" style:parent-style-name="Frame">
      <style:graphic-properties style:vertical-pos="top" style:vertical-rel="baseline" loext:rel-width-rel="paragraph"/>
    </style:style>
    <style:style style:name="fr2" style:family="graphic" style:parent-style-name="Frame">
      <style:graphic-properties style:vertical-pos="top" style:vertical-rel="baseline" style:horizontal-pos="center" style:horizontal-rel="paragraph" loext:rel-width-rel="paragraph"/>
    </style:style>
    <style:style style:name="fr3" style:family="graphic" style:parent-style-name="Frame">
      <style:graphic-properties style:vertical-pos="top" style:vertical-rel="paragraph-content" style:horizontal-pos="center" style:horizontal-rel="paragraph"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odrigo Becerril Ferreyra</text:p>
      <text:p text:style-name="P1">Student ID 017584071</text:p>
      <text:p text:style-name="P1">CECS 440 Section 02</text:p>
      <text:p text:style-name="P1">04 October 2021</text:p>
      <text:p text:style-name="P11">Exercise 1</text:p>
      <text:p text:style-name="P3"><text:tab/>Note: in this document, I use underscores in binary, octal, or hexadecimal numbers. These underscores are for visual purposes only, like the comma in decimal numbers.</text:p>
      <text:h text:style-name="P12" text:outline-level="1">Problem 2.1</text:h>
      <text:h text:style-name="P12" text:outline-level="1"><draw:frame draw:style-name="fr3" draw:name="Frame1" text:anchor-type="paragraph" svg:width="6.5in" style:rel-width="100%" draw:z-index="0"><draw:text-box fo:min-height="0.2in"><text:p text:style-name="Code">add $t0, $s2, -5</text:p><text:p text:style-name="Code">add $s0, $s1, $t0</text:p></draw:text-box></draw:frame>Problem 2.4</text:h>
      <text:h text:style-name="P13" text:outline-level="1"><draw:frame draw:style-name="fr3" draw:name="Frame2" text:anchor-type="paragraph" svg:width="6.5in" style:rel-width="100%" draw:z-index="1"><draw:text-box fo:min-height="0.2in"><text:p text:style-name="Code">B[g] = A[f] + (f + 1);</text:p></draw:text-box></draw:frame>Problem 2.10</text:h>
      <text:p text:style-name="P2"><text:tab/>MIPS registers cannot hold the values presented in the book (that requires 128 bits while MIPS registers only hold 32 bits), so I will assume that <text:span text:style-name="T2">$s0</text:span> holds a value of <text:span text:style-name="T2">0x8000_0000</text:span> and <text:span text:style-name="T2">$s1</text:span> holds a value of <text:span text:style-name="T2">0xD000_0000</text:span>, respectively.</text:p>
      <text:list xml:id="list1805588876" text:style-name="L1">
        <text:list-item>
          <text:p text:style-name="P21"><text:soft-page-break/>The contents of<text:span text:style-name="T2"> $t0</text:span><text:span text:style-name="T9"> are</text:span> <text:span text:style-name="T2">0x5000_0000</text:span><text:span text:style-name="T9">.</text:span></text:p>
        </text:list-item>
        <text:list-item>
          <text:p text:style-name="P21"><text:span text:style-name="T9">An overflow has occurred; the answer should be </text:span><text:span text:style-name="T2">0x1_5000_0000,</text:span><text:span text:style-name="T9"> but there are too few bits to represent this result.</text:span></text:p>
        </text:list-item>
        <text:list-item>
          <text:p text:style-name="P22">The contents of<text:span text:style-name="T2"> $t0</text:span> are <text:span text:style-name="T3">0xB000_0000</text:span><text:span text:style-name="T13">.</text:span></text:p>
        </text:list-item>
        <text:list-item>
          <text:p text:style-name="P23">There is no overflow in this result. </text:p>
        </text:list-item>
        <text:list-item>
          <text:p text:style-name="P24">The contents are <text:span text:style-name="T4">0x</text:span><text:span text:style-name="T2">D</text:span><text:span text:style-name="T4">000_0000</text:span><text:span text:style-name="T1">.</text:span></text:p>
        </text:list-item>
        <text:list-item>
          <text:p text:style-name="P24">Apart from the overflow in the first instruction, this pair of instructions give the correct result in this case.</text:p>
        </text:list-item>
      </text:list>
      <text:h text:style-name="P14" text:outline-level="1">Problem 2.13</text:h>
      <text:p text:style-name="P4"><text:tab/><text:span text:style-name="T14">The code for the instruction given is </text:span><text:span text:style-name="T5">101011_</text:span><text:span text:style-name="T6">01001_01010_0000000000100000b</text:span><text:span text:style-name="T10"> (or, in decimal, </text:span><text:span text:style-name="T6">43_9_10_32</text:span><text:span text:style-name="T10">), which is an I-type command.</text:span></text:p>
      <text:h text:style-name="P15" text:outline-level="1">Problem 2.14</text:h>
      <text:list xml:id="list3904255349" text:style-name="L2">
        <text:list-item>
          <text:p text:style-name="P25">The instruction is a <text:span text:style-name="T2">sub</text:span> instruction, with a format of R-type.</text:p>
        </text:list-item>
        <text:list-item>
          <text:p text:style-name="P26">The instruction is <text:span text:style-name="T2">sub $v</text:span><text:span text:style-name="T7">1</text:span><text:span text:style-name="T2">, $v</text:span><text:span text:style-name="T7">1</text:span><text:span text:style-name="T2">, $v</text:span><text:span text:style-name="T7">0</text:span><text:span text:style-name="T9">.</text:span></text:p>
        </text:list-item>
        <text:list-item>
          <text:p text:style-name="P26"><text:span text:style-name="T9">The binary representation is </text:span><text:span text:style-name="T7">000000_00011_00010_00011_00000_100010b</text:span><text:span text:style-name="T11">.</text:span></text:p>
        </text:list-item>
      </text:list>
      <text:h text:style-name="P16" text:outline-level="1">Problem 2.15</text:h>
      <text:list xml:id="list2265876911" text:style-name="L3">
        <text:list-item>
          <text:p text:style-name="P27">The instruction is a <text:span text:style-name="T2">sw</text:span> instruction, with a format of I-type.</text:p>
        </text:list-item>
        <text:list-item>
          <text:p text:style-name="P27"><text:soft-page-break/>The instruction is <text:span text:style-name="T2">sw $at, 4($v0)</text:span><text:span text:style-name="T9">.</text:span></text:p>
        </text:list-item>
        <text:list-item>
          <text:p text:style-name="P27"><text:span text:style-name="T9">The binary representation is </text:span><text:span text:style-name="T2">100011_00001_00010_0000000000000100b</text:span><text:span text:style-name="T9">.</text:span></text:p>
        </text:list-item>
      </text:list>
      <text:h text:style-name="P17" text:outline-level="1">Problem 2.18</text:h>
      <text:p text:style-name="P5"><text:tab/><text:span text:style-name="T15">The “tricky” part of this problem is the fact that you need to clear bits 31 through 26 by using a mask. This mask takes two instructions to create and one to apply, as opposed to only one instruction if the mask could be applied to lower bits.</text:span></text:p>
      <text:h text:style-name="P18" text:outline-level="1"><draw:frame draw:style-name="fr3" draw:name="Frame3" text:anchor-type="paragraph" svg:width="6.5in" style:rel-width="100%" draw:z-index="2"><draw:text-box fo:min-height="0.2in"><text:p text:style-name="Code">sll $t2, $t0, 15 <text:s text:c="4"/># shift all data to MSB position</text:p><text:p text:style-name="Code">lui $t3, 0x3FF <text:s text:c="6"/># create mask</text:p><text:p text:style-name="Code">ori $t3, $t3, 0xFFFF # create mask</text:p><text:p text:style-name="Code">and $t1, $t1, $t3 <text:s text:c="3"/># apply mask</text:p><text:p text:style-name="Code">or $t1, $t1, $t2 <text:s text:c="4"/># replace masked bits</text:p></draw:text-box></draw:frame>Problem 2.26</text:h>
      <text:p text:style-name="P6"><text:tab/><text:span text:style-name="T16">Below are two solutions to Problem 2.25. The first is the most accurate to the code. The second is only valid if both loops are guaranteed to run at least once.</text:span></text:p>
      <text:p text:style-name="P6"><text:soft-page-break/><draw:frame draw:style-name="fr2" draw:name="Frame4" text:anchor-type="as-char" svg:width="6.5in" style:rel-width="100%" draw:z-index="3"><draw:text-box fo:min-height="0.2in"><text:p text:style-name="Code">add $t0, $zero, $zero # i = 0</text:p><text:p text:style-name="Code"/><text:p text:style-name="Code">iloop:</text:p><text:p text:style-name="Code"><text:s text:c="4"/>slt $t5, $t0, $s0 <text:s text:c="4"/># check for iloop</text:p><text:p text:style-name="Code"><text:s text:c="4"/>beq $t5, $zero, exit <text:s/># exit if (i &lt; a) is false</text:p><text:p text:style-name="Code"><text:s text:c="4"/></text:p><text:p text:style-name="Code"><text:s text:c="4"/>add $t1, $zero, $zero # j = 0</text:p><text:p text:style-name="Code"/><text:p text:style-name="Code"><text:s text:c="4"/>jloop:</text:p><text:p text:style-name="Code"><text:s text:c="8"/>slt $t5, $t1, $s1 <text:s text:c="4"/># check for jloop</text:p><text:p text:style-name="Code"><text:s text:c="8"/>beq $t5, $zero, jloopexit # exit only inner loop if (j &lt; b) is false</text:p><text:p text:style-name="Code"><text:s text:c="8"/>sll $t2, $t1, 4 <text:s text:c="6"/># t2 = (j * 4) * 4</text:p><text:p text:style-name="Code"><text:s text:c="8"/>add $t3, $s2, $t2 <text:s text:c="4"/># t3 holds the adjusted address of D</text:p><text:p text:style-name="Code"><text:s text:c="8"/></text:p><text:p text:style-name="Code"><text:s text:c="8"/>add $t4, $t0, $t1 <text:s text:c="4"/># t4 = i + j</text:p><text:p text:style-name="Code"><text:s text:c="8"/>sw $t4, 0($t3) <text:s text:c="7"/># D[j * 4] = i + j</text:p><text:p text:style-name="Code"><text:s text:c="8"/></text:p><text:p text:style-name="Code"><text:s text:c="8"/>addi $t1, $t1, 1 <text:s text:c="5"/># j++</text:p><text:p text:style-name="Code"><text:s text:c="8"/>j jloop</text:p><text:p text:style-name="Code"><text:s text:c="4"/></text:p><text:p text:style-name="Code"><text:s text:c="4"/>jloopexit:</text:p><text:p text:style-name="Code"><text:s text:c="8"/>addi $t0, $t0, 1 # i++</text:p><text:p text:style-name="Code"><text:s text:c="8"/>j iloop</text:p><text:p text:style-name="Code"/><text:p text:style-name="Code">exit:</text:p></draw:text-box></draw:frame></text:p>
      <text:p text:style-name="P6"><text:soft-page-break/><draw:frame draw:style-name="fr1" draw:name="Frame5" text:anchor-type="as-char" svg:width="6.5in" style:rel-width="100%" draw:z-index="4"><draw:text-box fo:min-height="0.2in"><text:p text:style-name="Code">add $t0, $zero, $zero # i = 0</text:p><text:p text:style-name="Code"/><text:p text:style-name="Code">iloop:</text:p><text:p text:style-name="Code"><text:s text:c="4"/>add $t1, $zero, $zero # j = 0</text:p><text:p text:style-name="Code"/><text:p text:style-name="Code"><text:s text:c="4"/>jloop:</text:p><text:p text:style-name="Code"><text:s text:c="8"/>sll $t2, $t1, 4 <text:s text:c="6"/># t2 = (j * 4) * 4</text:p><text:p text:style-name="Code"><text:s text:c="8"/>add $t3, $s2, $t2 <text:s text:c="4"/># t3 holds the adjusted address of D</text:p><text:p text:style-name="Code"><text:s text:c="8"/></text:p><text:p text:style-name="Code"><text:s text:c="8"/>add $t4, $t0, $t1 <text:s text:c="4"/># t4 = i + j</text:p><text:p text:style-name="Code"><text:s text:c="8"/>sw $t4, 0($t3) <text:s text:c="7"/># D[j * 4] = i + j</text:p><text:p text:style-name="Code"><text:s text:c="8"/></text:p><text:p text:style-name="Code"><text:s text:c="8"/>addi $t1, $t1, 1 <text:s text:c="5"/># j++</text:p><text:p text:style-name="Code"><text:s text:c="8"/>slt $t5, $t1, $s1 <text:s text:c="4"/># check for jloop</text:p><text:p text:style-name="Code"><text:s text:c="8"/>bne $t5, $zero, jloop</text:p><text:p text:style-name="Code"><text:s text:c="4"/></text:p><text:p text:style-name="Code"><text:s text:c="4"/>addi $t0, $t0, 1 <text:s/># i++</text:p><text:p text:style-name="Code"><text:s text:c="4"/>slt $t5, $t0, $s0 # check for iloop</text:p><text:p text:style-name="Code"><text:s text:c="4"/>bne $t5, $zero, iloop</text:p></draw:text-box></draw:frame></text:p>
      <text:p text:style-name="P7"><text:tab/><text:span text:style-name="T17">Solution 1 has 14 instructions, while Solution 2 has 12 instructions. Perhaps if the compiler could not know if both loops would run at least once (for example, if </text:span><text:span text:style-name="T8">a</text:span><text:span text:style-name="T17"> and</text:span><text:span text:style-name="T12"> </text:span><text:span text:style-name="T8">b</text:span><text:span text:style-name="T12"> </text:span><text:span text:style-name="T17">were user-inputted) it would use the first Solution. However, if </text:span><text:span text:style-name="T8">a</text:span><text:span text:style-name="T17"> and</text:span><text:span text:style-name="T12"> </text:span><text:span text:style-name="T8">b</text:span><text:span text:style-name="T12"> were hard-coded, the compiler would attempt to optimize and use the 12-instruction version instead.</text:span></text:p>
      <text:h text:style-name="P19" text:outline-level="1">Problem 2.39</text:h>
      <text:p text:style-name="P8"><text:tab/>The original program requires 900 million instructions to complete. The new program requires 775 million instructions to complete. This is a 13.889% decrease in total number of instructions. This offsets the 10% increase in time that the slower clock cycles add. This is a good design choice.</text:p>
      <text:h text:style-name="P20" text:outline-level="1"><text:soft-page-break/>Problem 2.41</text:h>
      <text:p text:style-name="P10"><text:tab/><text:span text:style-name="T18">Using scaled offset addressing, I would not need to shift the index by 2 every time I would want to use it. Seeing as how there are two arrays that need indexing, at least two instructions would be saved, and it would make the code a lot more readable.</text:span></text:p>
      <text:h text:style-name="P20" text:outline-level="1">Problem 2.42</text:h>
      <text:p text:style-name="P9"><text:tab/><text:span text:style-name="T18">Using scaled offset addressing, just like last time, no shifting of the index is necessary; the hardware does that for you, so you don’t have to worry about it. In this example, there are three arrays to access, so it would save a lot of time and instructions if I didn’t have to shift the index to the right two times. It would be easier on the eyes and on the processor.</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 svg:font-family="'Times New Roman'" style:font-family-generic="roman"/>
    <style:font-face style:name="Arial1" svg:font-family="Arial" style:font-family-generic="swiss"/>
    <style:font-face style:name="Consolas" svg:font-family="Consolas" style:font-family-generic="modern" style:font-pitch="fixed"/>
    <style:font-face style:name="Consolas1" svg:font-family="Consolas" style:font-adornments="Regular" style:font-family-generic="modern" style:font-pitch="fixed"/>
    <style:font-face style:name="Times New Roman1" svg:font-family="'Times New Roman'"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200%"/>
    </style:style>
    <style:style style:name="List" style:family="paragraph" style:parent-style-name="Text_20_body" style:class="list">
      <style:text-properties style:font-name="Times New Roman" fo:font-family="'Times New Roman'" style:font-family-generic="roman"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line-height="200%"/>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Code" style:family="paragraph" style:next-style-name="Text_20_body" style:class="text" style:master-page-name="">
      <style:paragraph-properties fo:line-height="100%" fo:orphans="0" fo:widows="0" style:page-number="auto">
        <style:tab-stops/>
      </style:paragraph-properties>
      <style:text-properties style:font-name="Consolas1" fo:font-family="Consolas" style:font-style-name="Regular" style:font-family-generic="modern" style:font-pitch="fixed" style:letter-kerning="fals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4T18:42:08.499000000</meta:creation-date>
    <dc:date>2021-10-05T01:55:10.814000000</dc:date>
    <meta:editing-duration>PT43M57S</meta:editing-duration>
    <meta:editing-cycles>7</meta:editing-cycles>
    <meta:generator>LibreOffice/7.0.4.2$Windows_X86_64 LibreOffice_project/dcf040e67528d9187c66b2379df5ea4407429775</meta:generator>
    <meta:document-statistic meta:table-count="0" meta:image-count="0" meta:object-count="0" meta:page-count="6" meta:paragraph-count="86" meta:word-count="821" meta:character-count="4531" meta:non-whitespace-character-count="3486"/>
  </office:meta>
</office:document-meta>
</file>